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co18" style:family="table-column">
      <style:table-column-properties fo:break-before="auto" style:column-width="39.46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98.36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86.66pt"/>
    </style:style>
    <style:style style:name="co23" style:family="table-column">
      <style:table-column-properties fo:break-before="auto" style:column-width="81.1pt"/>
    </style:style>
    <style:style style:name="co24" style:family="table-column">
      <style:table-column-properties fo:break-before="auto" style:column-width="101.65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23.16pt" fo:break-before="auto" style:use-optimal-row-height="true"/>
    </style:style>
    <style:style style:name="ro7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24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4"/>
        <table:table-column table:style-name="co15" table:number-columns-repeated="2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5"/>
          <table:table-cell table:style-name="Default" office:value-type="string" calcext:value-type="string">
            <text:p>Dependent variables</text:p>
          </table:table-cell>
          <table:table-cell table:style-name="Default" table:number-columns-repeated="3"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2">
          <table:table-cell table:style-name="ce1" office:value-type="string" calcext:value-type="string">
            <text:p><text:s/>Run # 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ap </text:p>
          </table:table-cell>
          <table:table-cell table:style-name="ce1" office:value-type="string" calcext:value-type="string">
            <text:p>View name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Straight or charging (if charging is y)</text:p>
              <text:p text:style-name="P1"/>
            </office:annotation>
            <text:p># steps</text:p>
          </table:table-cell>
          <table:table-cell table:style-name="ce1" office:value-type="string" calcext:value-type="string">
            <text:p>Variable length (y/n)</text:p>
          </table:table-cell>
          <table:table-cell table:style-name="ce1" office:value-type="string" calcext:value-type="string">
            <text:p>Charging (y/n)</text:p>
          </table:table-cell>
          <table:table-cell table:style-name="ce1" office:value-type="string" calcext:value-type="string">
            <text:p>Rotations (y/n)</text:p>
          </table:table-cell>
          <table:table-cell table:style-name="ce4" office:value-type="string" calcext:value-type="string">
            <text:p># satvals</text:p>
          </table:table-cell>
          <table:table-cell table:style-name="ce1" office:value-type="string" calcext:value-type="string">
            <text:p>Total time (s)</text:p>
          </table:table-cell>
          <table:table-cell table:style-name="ce1" office:value-type="string" calcext:value-type="string">
            <text:p>Saturation time (s)</text:p>
          </table:table-cell>
          <table:table-cell table:style-name="ce1" office:value-type="string" calcext:value-type="string">
            <text:p>SMT time (s)</text:p>
          </table:table-cell>
          <table:table-cell table:style-name="ce1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1" office:value-type="string" calcext:value-type="string">
            <text:p>IPL overhead(s)</text:p>
          </table:table-cell>
          <table:table-cell table:style-name="ce1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table:style-name="Default" office:value-type="float" office:value="28.486" calcext:value-type="float">
            <text:p>28.486</text:p>
          </table:table-cell>
          <table:table-cell table:style-name="Default"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table:style-name="Default" office:value-type="float" office:value="65.151" calcext:value-type="float">
            <text:p>65.151</text:p>
          </table:table-cell>
          <table:table-cell table:style-name="Default"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94.015" calcext:value-type="float">
            <text:p>94.015</text:p>
          </table:table-cell>
          <table:table-cell table:style-name="Default"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3.052" calcext:value-type="float">
            <text:p>93.052</text:p>
          </table:table-cell>
          <table:table-cell table:style-name="Default"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table:style-name="Default" office:value-type="float" office:value="238.54" calcext:value-type="float">
            <text:p>238.54</text:p>
          </table:table-cell>
          <table:table-cell table:style-name="Default"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table:style-name="Default"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table:style-name="Default" office:value-type="float" office:value="432.842" calcext:value-type="float">
            <text:p>432.842</text:p>
          </table:table-cell>
          <table:table-cell table:style-name="Default"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table:style-name="Default"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table:style-name="Default" office:value-type="float" office:value="783.766" calcext:value-type="float">
            <text:p>783.766</text:p>
          </table:table-cell>
          <table:table-cell table:style-name="Default"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table:style-name="Default"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66.798" calcext:value-type="float">
            <text:p>66.798</text:p>
          </table:table-cell>
          <table:table-cell table:style-name="Default"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table:style-name="Default"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.115" calcext:value-type="float">
            <text:p>105.115</text:p>
          </table:table-cell>
          <table:table-cell table:style-name="Default"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table:style-name="Default"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table:style-name="Default" office:value-type="float" office:value="165.007" calcext:value-type="float">
            <text:p>165.007</text:p>
          </table:table-cell>
          <table:table-cell table:style-name="Default"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table:style-name="Default"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299.874" calcext:value-type="float">
            <text:p>299.874</text:p>
          </table:table-cell>
          <table:table-cell table:style-name="Default"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table:style-name="Default"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table:style-name="Default" office:value-type="float" office:value="156.893" calcext:value-type="float">
            <text:p>156.893</text:p>
          </table:table-cell>
          <table:table-cell table:style-name="Default"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table:style-name="Default"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table:style-name="Default" office:value-type="float" office:value="415.997" calcext:value-type="float">
            <text:p>415.997</text:p>
          </table:table-cell>
          <table:table-cell table:style-name="Default"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table:style-name="Default"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843.522" calcext:value-type="float">
            <text:p>843.522</text:p>
          </table:table-cell>
          <table:table-cell table:style-name="Default"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table:style-name="Default"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table:style-name="Default" office:value-type="float" office:value="1608.035" calcext:value-type="float">
            <text:p>1608.035</text:p>
          </table:table-cell>
          <table:table-cell table:style-name="Default"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table:style-name="Default"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table:style-name="Default" office:value-type="float" office:value="2876.551" calcext:value-type="float">
            <text:p>2876.551</text:p>
          </table:table-cell>
          <table:table-cell table:style-name="Default"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table:style-name="Default"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35.08" calcext:value-type="float">
            <text:p>235.08</text:p>
          </table:table-cell>
          <table:table-cell table:style-name="Default"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table:style-name="Default"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52.006" calcext:value-type="float">
            <text:p>352.006</text:p>
          </table:table-cell>
          <table:table-cell table:style-name="Default"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table:style-name="Default"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518.549" calcext:value-type="float">
            <text:p>518.549</text:p>
          </table:table-cell>
          <table:table-cell table:style-name="Default"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table:style-name="Default"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815.049" calcext:value-type="float">
            <text:p>2815.049</text:p>
          </table:table-cell>
          <table:table-cell table:style-name="Default"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table:style-name="Default"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table:style-name="Default" office:value-type="float" office:value="5773.488" calcext:value-type="float">
            <text:p>5773.488</text:p>
          </table:table-cell>
          <table:table-cell table:style-name="Default"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table:style-name="Default"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8793.374" calcext:value-type="float">
            <text:p>8793.374</text:p>
          </table:table-cell>
          <table:table-cell table:style-name="Default"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table:style-name="Default"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table:style-name="Default" office:value-type="float" office:value="10403.835" calcext:value-type="float">
            <text:p>10403.835</text:p>
          </table:table-cell>
          <table:table-cell table:style-name="Default"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table:style-name="Default"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table:style-name="Default" office:value-type="float" office:value="21078.645" calcext:value-type="float">
            <text:p>21078.645</text:p>
          </table:table-cell>
          <table:table-cell table:style-name="Default"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table:style-name="Default"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190" calcext:value-type="float">
            <text:p>1190</text:p>
          </table:table-cell>
          <table:table-cell table:number-columns-repeated="5"/>
          <table:table-cell table:formula="of:=[.M28]/[.J28]" office:value-type="float" office:value="0" calcext:value-type="float">
            <text:p>0</text:p>
          </table:table-cell>
          <table:table-cell/>
          <table:table-cell table:style-name="ce10" table:formula="of:=[.K28]-[.M28]-[.O28]" office:value-type="float" office:value="0" calcext:value-type="float">
            <text:p>0</text:p>
          </table:table-cell>
          <table:table-cell table:style-name="ce10" table:formula="of:=[.R28]*100/[.K28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29]/[.J29]" office:value-type="string" office:string-value="" calcext:value-type="error">
            <text:p>#DIV/0!</text:p>
          </table:table-cell>
          <table:table-cell/>
          <table:table-cell table:style-name="ce10" table:formula="of:=[.K29]-[.M29]-[.O29]" office:value-type="float" office:value="0" calcext:value-type="float">
            <text:p>0</text:p>
          </table:table-cell>
          <table:table-cell table:style-name="ce10" table:formula="of:=[.R29]*100/[.K29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table:formula="of:=[.M30]/[.J30]" office:value-type="string" office:string-value="" calcext:value-type="error">
            <text:p>#DIV/0!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>
          <table:table-cell table:style-name="ce8"/>
          <table:table-cell table:style-name="Default" table:number-columns-repeated="8"/>
          <table:table-cell table:number-columns-repeated="6"/>
          <table:table-cell table:style-name="ce14" table:number-columns-repeated="2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12"/>
          <table:table-cell table:style-name="ce14" table:number-columns-repeated="2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4" table:number-columns-repeated="2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3"/>
          <table:table-cell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8"/>
          <table:table-cell table:style-name="Default"/>
          <table:table-cell table:number-columns-repeated="3"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3"/>
          <table:table-cell table:number-columns-repeated="4"/>
          <table:table-cell table:style-name="ce14" table:number-columns-repeated="2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12"/>
          <table:table-cell table:style-name="ce14" table:number-columns-repeated="2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13"/>
          <table:table-cell table:style-name="ce14" table:number-columns-repeated="2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1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style-name="Default" table:number-columns-repeated="23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style-name="Default" table:number-columns-repeated="23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3" table:default-cell-style-name="Default"/>
        <table:table-row table:style-name="ro6">
          <table:table-cell table:style-name="ce1" office:value-type="string" calcext:value-type="string">
            <text:p>Feature set</text:p>
          </table:table-cell>
          <table:table-cell table:style-name="ce1" office:value-type="string" calcext:value-type="string">
            <text:p>Feature count</text:p>
          </table:table-cell>
          <table:table-cell table:style-name="ce1" office:value-type="string" calcext:value-type="string">
            <text:p>Run Count</text:p>
          </table:table-cell>
          <table:table-cell table:style-name="ce4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1" office:value-type="string" calcext:value-type="string">
            <text:p>Avg SMT time per satval (s)</text:p>
          </table:table-cell>
          <table:table-cell table:style-name="ce1" office:value-type="string" calcext:value-type="string">
            <text:p>Avg PRISM time per satval (s)</text:p>
          </table:table-cell>
          <table:table-cell/>
          <table:table-cell table:style-name="ce1" office:value-type="string" calcext:value-type="string">
            <text:p>Avg IPL overhead(%)</text:p>
          </table:table-cell>
          <table:table-cell table:style-name="ce2" table:formula="of:=AVERAGE(['energy-reg2prism'.S3:.S27])" office:value-type="float" office:value="0.743779218471104" calcext:value-type="float">
            <text:p>0.743779218471104</text:p>
          </table:table-cell>
        </table:table-row>
        <table:table-row table:style-name="ro6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7]; &quot;n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5" table:formula="of:=AVERAGEIFS( ['energy-reg2prism'.K3:.K27]; ['energy-reg2prism'.G3:.G27]; &quot;n&quot;; ['energy-reg2prism'.H3:.H27]; &quot;n&quot;; ['energy-reg2prism'.I3:.I27]; &quot;n&quot;)" office:value-type="float" office:value="52.018" calcext:value-type="float">
            <text:p>52.018</text:p>
          </table:table-cell>
          <table:table-cell table:style-name="ce25" table:formula="of:=AVERAGEIFS( ['energy-reg2prism'.L3:.L27]; ['energy-reg2prism'.G3:.G27]; &quot;n&quot;; ['energy-reg2prism'.H3:.H27]; &quot;n&quot;; ['energy-reg2prism'.I3:.I27]; &quot;n&quot;)" office:value-type="float" office:value="6.77175" calcext:value-type="float">
            <text:p>6.77175</text:p>
          </table:table-cell>
          <table:table-cell table:style-name="ce24" table:formula="of:=AVERAGEIFS( ['energy-reg2prism'.N3:.N27]; ['energy-reg2prism'.G3:.G27]; &quot;n&quot;; ['energy-reg2prism'.H3:.H27]; &quot;n&quot;; ['energy-reg2prism'.I3:.I27]; &quot;n&quot;)" office:value-type="float" office:value="44.94625" calcext:value-type="float">
            <text:p>44.94625</text:p>
          </table:table-cell>
          <table:table-cell table:formula="of:=AVERAGEIFS( ['energy-reg2prism'.P3:.P27]; ['energy-reg2prism'.G3:.G27]; &quot;n&quot;; ['energy-reg2prism'.H3:.H27]; &quot;n&quot;; ['energy-reg2prism'.I3:.I27]; &quot;n&quot;)" office:value-type="float" office:value="0.245414411764706" calcext:value-type="float">
            <text:p>0.245414411764706</text:p>
          </table:table-cell>
          <table:table-cell table:formula="of:=AVERAGEIFS( ['energy-reg2prism'.Q3:.Q27]; ['energy-reg2prism'.G3:.G27]; &quot;n&quot;; ['energy-reg2prism'.H3:.H27]; &quot;n&quot;; ['energy-reg2prism'.I3:.I27]; &quot;n&quot;)" office:value-type="float" office:value="1.96822091911765" calcext:value-type="float">
            <text:p>1.96822091911765</text:p>
          </table:table-cell>
          <table:table-cell table:style-name="ce1"/>
          <table:table-cell table:style-name="ce1" office:value-type="string" calcext:value-type="string">
            <text:p>Stdev IPL overhead(%)</text:p>
          </table:table-cell>
          <table:table-cell table:formula="of:=STDEV(['energy-reg2prism'.S3:.S27])" office:value-type="float" office:value="0.775064541851389" calcext:value-type="float">
            <text:p>0.775064541851389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24" table:formula="of:=COUNTIFS( ['energy-reg2prism'.G3:.G27]; &quot;y&quot;; ['energy-reg2prism'.H3:.H27]; &quot;n&quot;; ['energy-reg2prism'.I3:.I27]; &quot;n&quot;)" office:value-type="float" office:value="4" calcext:value-type="float">
            <text:p>4</text:p>
          </table:table-cell>
          <table:table-cell table:style-name="ce23" table:formula="of:=AVERAGEIFS( ['energy-reg2prism'.K3:.K27]; ['energy-reg2prism'.G3:.G27]; &quot;y&quot;; ['energy-reg2prism'.H3:.H27]; &quot;n&quot;; ['energy-reg2prism'.I3:.I27]; &quot;n&quot;)" office:value-type="float" office:value="387.05" calcext:value-type="float">
            <text:p>387.05</text:p>
          </table:table-cell>
          <table:table-cell table:style-name="ce23" table:formula="of:=AVERAGEIFS( ['energy-reg2prism'.L3:.L27]; ['energy-reg2prism'.G3:.G27]; &quot;y&quot;; ['energy-reg2prism'.H3:.H27]; &quot;n&quot;; ['energy-reg2prism'.I3:.I27]; &quot;n&quot;)" office:value-type="float" office:value="192.11525" calcext:value-type="float">
            <text:p>192.11525</text:p>
          </table:table-cell>
          <table:table-cell table:style-name="ce24" table:formula="of:=AVERAGEIFS( ['energy-reg2prism'.N3:.N27]; ['energy-reg2prism'.G3:.G27]; &quot;y&quot;; ['energy-reg2prism'.H3:.H27]; &quot;n&quot;; ['energy-reg2prism'.I3:.I27]; &quot;n&quot;)" office:value-type="float" office:value="193.999" calcext:value-type="float">
            <text:p>193.999</text:p>
          </table:table-cell>
          <table:table-cell table:style-name="ce24" table:formula="of:=AVERAGEIFS( ['energy-reg2prism'.P3:.P27]; ['energy-reg2prism'.G3:.G27]; &quot;y&quot;; ['energy-reg2prism'.H3:.H27]; &quot;n&quot;; ['energy-reg2prism'.I3:.I27]; &quot;n&quot;)" office:value-type="float" office:value="0.924559790162282" calcext:value-type="float">
            <text:p>0.924559790162282</text:p>
          </table:table-cell>
          <table:table-cell table:formula="of:=AVERAGEIFS( ['energy-reg2prism'.Q3:.Q27]; ['energy-reg2prism'.G3:.G27]; &quot;y&quot;; ['energy-reg2prism'.H3:.H27]; &quot;n&quot;; ['energy-reg2prism'.I3:.I27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7]; &quot;n&quot;; ['energy-reg2prism'.H3:.H27]; &quot;y&quot;; ['energy-reg2prism'.I3:.I27]; &quot;n&quot;)" office:value-type="float" office:value="4" calcext:value-type="float">
            <text:p>4</text:p>
          </table:table-cell>
          <table:table-cell table:style-name="ce26" table:formula="of:=AVERAGEIFS( ['energy-reg2prism'.K3:.K27]; ['energy-reg2prism'.G3:.G27]; &quot;n&quot;; ['energy-reg2prism'.H3:.H27]; &quot;y&quot;; ['energy-reg2prism'.I3:.I27]; &quot;n&quot;)" office:value-type="float" office:value="159.1985" calcext:value-type="float">
            <text:p>159.1985</text:p>
          </table:table-cell>
          <table:table-cell table:style-name="ce26" table:formula="of:=AVERAGEIFS( ['energy-reg2prism'.L3:.L27]; ['energy-reg2prism'.G3:.G27]; &quot;n&quot;; ['energy-reg2prism'.H3:.H27]; &quot;y&quot;; ['energy-reg2prism'.I3:.I27]; &quot;n&quot;)" office:value-type="float" office:value="54.0175" calcext:value-type="float">
            <text:p>54.0175</text:p>
          </table:table-cell>
          <table:table-cell table:style-name="ce24" table:formula="of:=AVERAGEIFS( ['energy-reg2prism'.N3:.N27]; ['energy-reg2prism'.G3:.G27]; &quot;n&quot;; ['energy-reg2prism'.H3:.H27]; &quot;y&quot;; ['energy-reg2prism'.I3:.I27]; &quot;n&quot;)" office:value-type="float" office:value="104.62275" calcext:value-type="float">
            <text:p>104.62275</text:p>
          </table:table-cell>
          <table:table-cell table:formula="of:=AVERAGEIFS( ['energy-reg2prism'.P3:.P27]; ['energy-reg2prism'.G3:.G27]; &quot;n&quot;; ['energy-reg2prism'.H3:.H27]; &quot;y&quot;; ['energy-reg2prism'.I3:.I27]; &quot;n&quot;)" office:value-type="float" office:value="0.528232854122622" calcext:value-type="float">
            <text:p>0.528232854122622</text:p>
          </table:table-cell>
          <table:table-cell table:formula="of:=AVERAGEIFS( ['energy-reg2prism'.Q3:.Q27]; ['energy-reg2prism'.G3:.G27]; &quot;n&quot;; ['energy-reg2prism'.H3:.H27]; &quot;y&quot;; ['energy-reg2prism'.I3:.I27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7]; &quot;n&quot;; ['energy-reg2prism'.H3:.H27]; &quot;n&quot;; ['energy-reg2prism'.I3:.I27]; &quot;y&quot;)" office:value-type="float" office:value="3" calcext:value-type="float">
            <text:p>3</text:p>
          </table:table-cell>
          <table:table-cell table:formula="of:=AVERAGEIFS( ['energy-reg2prism'.K3:.K27]; ['energy-reg2prism'.G3:.G27]; &quot;n&quot;; ['energy-reg2prism'.H3:.H27]; &quot;n&quot;; ['energy-reg2prism'.I3:.I27]; &quot;y&quot;)" office:value-type="float" office:value="368.545" calcext:value-type="float">
            <text:p>368.545</text:p>
          </table:table-cell>
          <table:table-cell table:formula="of:=AVERAGEIFS( ['energy-reg2prism'.L3:.L27]; ['energy-reg2prism'.G3:.G27]; &quot;n&quot;; ['energy-reg2prism'.H3:.H27]; &quot;n&quot;; ['energy-reg2prism'.I3:.I27]; &quot;y&quot;)" office:value-type="float" office:value="326.490666666667" calcext:value-type="float">
            <text:p>326.490666666667</text:p>
          </table:table-cell>
          <table:table-cell table:style-name="ce24" table:formula="of:=AVERAGEIFS( ['energy-reg2prism'.N3:.N27]; ['energy-reg2prism'.G3:.G27]; &quot;n&quot;; ['energy-reg2prism'.H3:.H27]; &quot;n&quot;; ['energy-reg2prism'.I3:.I27]; &quot;y&quot;)" office:value-type="float" office:value="38.7986666666667" calcext:value-type="float">
            <text:p>38.7986666666667</text:p>
          </table:table-cell>
          <table:table-cell table:style-name="ce24" table:formula="of:=AVERAGEIFS( ['energy-reg2prism'.P3:.P27]; ['energy-reg2prism'.G3:.G27]; &quot;n&quot;; ['energy-reg2prism'.H3:.H27]; &quot;n&quot;; ['energy-reg2prism'.I3:.I27]; &quot;y&quot;)" office:value-type="float" office:value="6.43064181096681" calcext:value-type="float">
            <text:p>6.43064181096681</text:p>
          </table:table-cell>
          <table:table-cell table:formula="of:=AVERAGEIFS( ['energy-reg2prism'.Q3:.Q27]; ['energy-reg2prism'.G3:.G27]; &quot;n&quot;; ['energy-reg2prism'.H3:.H27]; &quot;n&quot;; ['energy-reg2prism'.I3:.I27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24" table:formula="of:=COUNTIFS( ['energy-reg2prism'.G3:.G27]; &quot;y&quot;; ['energy-reg2prism'.H3:.H27]; &quot;y&quot;; ['energy-reg2prism'.I3:.I27]; &quot;n&quot;)" office:value-type="float" office:value="5" calcext:value-type="float">
            <text:p>5</text:p>
          </table:table-cell>
          <table:table-cell table:formula="of:=AVERAGEIFS( ['energy-reg2prism'.K3:.K27]; ['energy-reg2prism'.G3:.G27]; &quot;y&quot;; ['energy-reg2prism'.H3:.H27]; &quot;y&quot;; ['energy-reg2prism'.I3:.I27]; &quot;n&quot;)" office:value-type="float" office:value="1180.1996" calcext:value-type="float">
            <text:p>1180.1996</text:p>
          </table:table-cell>
          <table:table-cell table:style-name="ce24" table:formula="of:=AVERAGEIFS( ['energy-reg2prism'.L3:.L27]; ['energy-reg2prism'.G3:.G27]; &quot;y&quot;; ['energy-reg2prism'.H3:.H27]; &quot;y&quot;; ['energy-reg2prism'.I3:.I27]; &quot;n&quot;)" office:value-type="float" office:value="640.3488" calcext:value-type="float">
            <text:p>640.3488</text:p>
          </table:table-cell>
          <table:table-cell table:style-name="ce24" table:formula="of:=AVERAGEIFS( ['energy-reg2prism'.N3:.N27]; ['energy-reg2prism'.G3:.G27]; &quot;y&quot;; ['energy-reg2prism'.H3:.H27]; &quot;y&quot;; ['energy-reg2prism'.I3:.I27]; &quot;n&quot;)" office:value-type="float" office:value="538.5718" calcext:value-type="float">
            <text:p>538.5718</text:p>
          </table:table-cell>
          <table:table-cell table:style-name="ce24" table:formula="of:=AVERAGEIFS( ['energy-reg2prism'.P3:.P27]; ['energy-reg2prism'.G3:.G27]; &quot;y&quot;; ['energy-reg2prism'.H3:.H27]; &quot;y&quot;; ['energy-reg2prism'.I3:.I27]; &quot;n&quot;)" office:value-type="float" office:value="1.37129081922252" calcext:value-type="float">
            <text:p>1.37129081922252</text:p>
          </table:table-cell>
          <table:table-cell table:formula="of:=AVERAGEIFS( ['energy-reg2prism'.Q3:.Q27]; ['energy-reg2prism'.G3:.G27]; &quot;y&quot;; ['energy-reg2prism'.H3:.H27]; &quot;y&quot;; ['energy-reg2prism'.I3:.I27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y&quot;; ['energy-reg2prism'.H3:.H27]; &quot;n&quot;; ['energy-reg2prism'.I3:.I27]; &quot;y&quot;)" office:value-type="float" office:value="4" calcext:value-type="float">
            <text:p>4</text:p>
          </table:table-cell>
          <table:table-cell table:style-name="ce24" table:formula="of:=AVERAGEIFS( ['energy-reg2prism'.K3:.K27]; ['energy-reg2prism'.G3:.G27]; &quot;y&quot;; ['energy-reg2prism'.H3:.H27]; &quot;n&quot;; ['energy-reg2prism'.I3:.I27]; &quot;y&quot;)" office:value-type="float" office:value="6946.4365" calcext:value-type="float">
            <text:p>6946.4365</text:p>
          </table:table-cell>
          <table:table-cell table:style-name="ce24" table:formula="of:=AVERAGEIFS( ['energy-reg2prism'.L3:.L27]; ['energy-reg2prism'.G3:.G27]; &quot;y&quot;; ['energy-reg2prism'.H3:.H27]; &quot;n&quot;; ['energy-reg2prism'.I3:.I27]; &quot;y&quot;)" office:value-type="float" office:value="6804.03125" calcext:value-type="float">
            <text:p>6804.03125</text:p>
          </table:table-cell>
          <table:table-cell table:style-name="ce24" table:formula="of:=AVERAGEIFS( ['energy-reg2prism'.N3:.N27]; ['energy-reg2prism'.G3:.G27]; &quot;y&quot;; ['energy-reg2prism'.H3:.H27]; &quot;n&quot;; ['energy-reg2prism'.I3:.I27]; &quot;y&quot;)" office:value-type="float" office:value="135.4885" calcext:value-type="float">
            <text:p>135.4885</text:p>
          </table:table-cell>
          <table:table-cell table:formula="of:=AVERAGEIFS( ['energy-reg2prism'.P3:.P27]; ['energy-reg2prism'.G3:.G27]; &quot;y&quot;; ['energy-reg2prism'.H3:.H27]; &quot;n&quot;; ['energy-reg2prism'.I3:.I27]; &quot;y&quot;)" office:value-type="float" office:value="28.3056017859965" calcext:value-type="float">
            <text:p>28.3056017859965</text:p>
          </table:table-cell>
          <table:table-cell table:formula="of:=AVERAGEIFS( ['energy-reg2prism'.Q3:.Q27]; ['energy-reg2prism'.G3:.G27]; &quot;y&quot;; ['energy-reg2prism'.H3:.H27]; &quot;n&quot;; ['energy-reg2prism'.I3:.I27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7]; &quot;y&quot;; ['energy-reg2prism'.H3:.H27]; &quot;y&quot;; ['energy-reg2prism'.I3:.I27]; &quot;y&quot;)" office:value-type="float" office:value="1" calcext:value-type="float">
            <text:p>1</text:p>
          </table:table-cell>
          <table:table-cell table:style-name="ce24" table:formula="of:=AVERAGEIFS( ['energy-reg2prism'.K3:.K27]; ['energy-reg2prism'.G3:.G27]; &quot;y&quot;; ['energy-reg2prism'.H3:.H27]; &quot;y&quot;; ['energy-reg2prism'.I3:.I27]; &quot;y&quot;)" office:value-type="float" office:value="21078.645" calcext:value-type="float">
            <text:p>21078.645</text:p>
          </table:table-cell>
          <table:table-cell table:style-name="ce24" table:formula="of:=AVERAGEIFS( ['energy-reg2prism'.L3:.L27]; ['energy-reg2prism'.G3:.G27]; &quot;y&quot;; ['energy-reg2prism'.H3:.H27]; &quot;y&quot;; ['energy-reg2prism'.I3:.I27]; &quot;y&quot;)" office:value-type="float" office:value="5663.48" calcext:value-type="float">
            <text:p>5663.48</text:p>
          </table:table-cell>
          <table:table-cell table:style-name="ce24" table:formula="of:=AVERAGEIFS( ['energy-reg2prism'.N3:.N27]; ['energy-reg2prism'.G3:.G27]; &quot;y&quot;; ['energy-reg2prism'.H3:.H27]; &quot;y&quot;; ['energy-reg2prism'.I3:.I27]; &quot;y&quot;)" office:value-type="float" office:value="15410.583" calcext:value-type="float">
            <text:p>15410.583</text:p>
          </table:table-cell>
          <table:table-cell table:style-name="ce24" table:formula="of:=AVERAGEIFS( ['energy-reg2prism'.P3:.P27]; ['energy-reg2prism'.G3:.G27]; &quot;y&quot;; ['energy-reg2prism'.H3:.H27]; &quot;y&quot;; ['energy-reg2prism'.I3:.I27]; &quot;y&quot;)" office:value-type="float" office:value="12.8671" calcext:value-type="float">
            <text:p>12.8671</text:p>
          </table:table-cell>
          <table:table-cell table:formula="of:=AVERAGEIFS( ['energy-reg2prism'.Q3:.Q27]; ['energy-reg2prism'.G3:.G27]; &quot;y&quot;; ['energy-reg2prism'.H3:.H27]; &quot;y&quot;; ['energy-reg2prism'.I3:.I27]; &quot;y&quot;)" office:value-type="float" office:value="35.0234795454545" calcext:value-type="float">
            <text:p>35.0234795454545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7]; &quot;n&quot;; ['energy-reg2prism'.H3:.H27]; &quot;y&quot;; ['energy-reg2prism'.I3:.I27]; &quot;y&quot;)" office:value-type="float" office:value="0" calcext:value-type="float">
            <text:p>0</text:p>
          </table:table-cell>
          <table:table-cell table:style-name="ce24" table:formula="of:=AVERAGEIFS( ['energy-reg2prism'.K3:.K27]; ['energy-reg2prism'.G3:.G27]; &quot;n&quot;; ['energy-reg2prism'.H3:.H27]; &quot;y&quot;; ['energy-reg2prism'.I3:.I27]; &quot;y&quot;)" office:value-type="string" office:string-value="" calcext:value-type="error">
            <text:p>#DIV/0!</text:p>
          </table:table-cell>
          <table:table-cell table:style-name="ce24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1"/>
        <table:table-column table:style-name="co15" table:default-cell-style-name="ce4"/>
        <table:table-column table:style-name="co15" table:number-columns-repeated="2" table:default-cell-style-name="Default"/>
        <table:table-column table:style-name="co25" table:default-cell-style-name="ce1"/>
        <table:table-column table:style-name="co26" table:default-cell-style-name="ce1"/>
        <table:table-row table:style-name="ro7">
          <table:table-cell table:style-name="ce1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1" office:value-type="string" calcext:value-type="string">
            <text:p>Avg saturation time (s)</text:p>
          </table:table-cell>
          <table:table-cell table:style-name="ce1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7]; [.A2]&amp;&quot;*&quot;)" office:value-type="float" office:value="17" calcext:value-type="float">
            <text:p>17</text:p>
          </table:table-cell>
          <table:table-cell table:style-name="ce24" table:formula="of:=AVERAGEIFS( ['energy-reg2prism'.K3:.K27]; ['energy-reg2prism'.C3:.C27]; [.A2]&amp;&quot;*&quot;)" office:value-type="float" office:value="487.886117647059" calcext:value-type="float">
            <text:p>487.886117647059</text:p>
          </table:table-cell>
          <table:table-cell table:formula="of:=AVERAGEIFS( ['energy-reg2prism'.L3:.L27]; ['energy-reg2prism'.C3:.C27]; [.A2]&amp;&quot;*&quot;)" office:value-type="float" office:value="247.844823529412" calcext:value-type="float">
            <text:p>247.844823529412</text:p>
          </table:table-cell>
          <table:table-cell table:formula="of:==AVERAGEIFS( ['energy-reg2prism'.N3:.N27]; ['energy-reg2prism'.C3:.C27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7]; ['energy-reg2prism'.C3:.C27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7]; ['energy-reg2prism'.C3:.C27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24" table:formula="of:=COUNTIFS( ['energy-reg2prism'.C3:.C27]; [.A3]&amp;&quot;*&quot;)" office:value-type="float" office:value="8" calcext:value-type="float">
            <text:p>8</text:p>
          </table:table-cell>
          <table:table-cell table:style-name="Default" table:formula="of:=AVERAGEIFS( ['energy-reg2prism'.K3:.K27]; ['energy-reg2prism'.C3:.C27]; [.A3]&amp;&quot;*&quot;)" office:value-type="float" office:value="6246.25325" calcext:value-type="float">
            <text:p>6246.25325</text:p>
          </table:table-cell>
          <table:table-cell table:formula="of:=AVERAGEIFS( ['energy-reg2prism'.L3:.L27]; ['energy-reg2prism'.C3:.C27]; [.A3]&amp;&quot;*&quot;)" office:value-type="float" office:value="4232.384625" calcext:value-type="float">
            <text:p>4232.384625</text:p>
          </table:table-cell>
          <table:table-cell table:formula="of:==AVERAGEIFS( ['energy-reg2prism'.N3:.N27]; ['energy-reg2prism'.C3:.C27]; [.A3]&amp;&quot;*&quot;)" office:value-type="float" office:value="2008.616625" calcext:value-type="float">
            <text:p>2008.616625</text:p>
          </table:table-cell>
          <table:table-cell table:style-name="ce24" table:formula="of:=AVERAGEIFS( ['energy-reg2prism'.P3:.P27]; ['energy-reg2prism'.C3:.C27]; [.A3]&amp;&quot;*&quot;)" office:value-type="float" office:value="18.1726790721108" calcext:value-type="float">
            <text:p>18.1726790721108</text:p>
          </table:table-cell>
          <table:table-cell table:style-name="ce24" table:formula="of:=AVERAGEIFS( ['energy-reg2prism'.Q3:.Q27]; ['energy-reg2prism'.C3:.C27]; [.A3]&amp;&quot;*&quot;)" office:value-type="float" office:value="4.94419865589772" calcext:value-type="float">
            <text:p>4.94419865589772</text:p>
          </table:table-cell>
        </table:table-row>
      </table:table>
      <table:table table:name="Charts" table:style-name="ta1">
        <table:shapes>
          <draw:frame draw:z-index="0" draw:style-name="gr2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53.51pt" svg:height="255.09pt" svg:x="566.53pt" svg:y="19.22pt">
            <loext:p draw:notify-on-update-of-ranges="'energy-reg2prism'.A2:'energy-reg2prism'.A2 'energy-reg2prism'.F3:'energy-reg2prism'.F27 'energy-reg2prism'.J2:'energy-reg2prism'.J2 'energy-reg2prism'.J3:'energy-reg2prism'.J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453.51pt" svg:height="255.09pt" svg:x="573.96pt" svg:y="280.77pt">
            <loext:p draw:notify-on-update-of-ranges="'energy-reg2prism'.F3:'energy-reg2prism'.F27 'energy-reg2prism'.K2:'energy-reg2prism'.K2 'energy-reg2prism'.K3:'energy-reg2prism'.K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453.51pt" svg:height="255.09pt" svg:x="576.03pt" svg:y="549.5pt">
            <loext:p draw:notify-on-update-of-ranges="'energy-reg2prism'.F3:'energy-reg2prism'.F27 'energy-reg2prism'.L2:'energy-reg2prism'.L2 'energy-reg2prism'.L3:'energy-reg2prism'.L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453.51pt" svg:height="255.09pt" svg:x="598.34pt" svg:y="817pt">
            <loext:p draw:notify-on-update-of-ranges="'energy-reg2prism'.F3:'energy-reg2prism'.F27 'energy-reg2prism'.N2:'energy-reg2prism'.N2 'energy-reg2prism'.N3:'energy-reg2prism'.N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453.51pt" svg:height="255.09pt" svg:x="607.35pt" svg:y="1088.62pt">
            <loext:p draw:notify-on-update-of-ranges="'energy-reg2prism'.F3:'energy-reg2prism'.F27 'energy-reg2prism'.P2:'energy-reg2prism'.P2 'energy-reg2prism'.P3:'energy-reg2prism'.P2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453.51pt" svg:height="255.09pt" svg:x="610.1pt" svg:y="1357.43pt">
            <loext:p draw:notify-on-update-of-ranges="'energy-reg2prism'.F3:'energy-reg2prism'.F27 'energy-reg2prism'.Q2:'energy-reg2prism'.Q2 'energy-reg2prism'.Q3:'energy-reg2prism'.Q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2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2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2:19:30.525480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1-21T22:18:47.146829586</dc:date>
    <dc:creator>Ivan Ruchkin</dc:creator>
    <meta:editing-duration>P1DT3H43M43S</meta:editing-duration>
    <meta:editing-cycles>122</meta:editing-cycles>
    <meta:document-statistic meta:table-count="4" meta:cell-count="66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A2:'energy-reg2prism'.A2 'energy-reg2prism'.F3:'energy-reg2prism'.F27 'energy-reg2prism'.J2:'energy-reg2prism'.J27" chart:data-source-has-labels="row" svg:x="0.32cm" svg:y="0.18cm" svg:width="13.239cm" svg:height="8.64cm">
          <chartooo:coordinate-region svg:x="1.341cm" svg:y="0.365cm" svg:width="11.977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7" chart:label-cell-address="'energy-reg2prism'.J2:'energy-reg2prism'.J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7 'energy-reg2prism'.K2:'energy-reg2prism'.K27" chart:data-source-has-labels="row" svg:x="0.32cm" svg:y="0.18cm" svg:width="12.623cm" svg:height="8.64cm">
          <chartooo:coordinate-region svg:x="1.341cm" svg:y="0.365cm" svg:width="10.974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7" chart:label-cell-address="'energy-reg2prism'.K2:'energy-reg2prism'.K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7 'energy-reg2prism'.L2:'energy-reg2prism'.L27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7" chart:label-cell-address="'energy-reg2prism'.L2:'energy-reg2prism'.L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7 'energy-reg2prism'.N2:'energy-reg2prism'.N27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7" chart:label-cell-address="'energy-reg2prism'.N2:'energy-reg2prism'.N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7 'energy-reg2prism'.P2:'energy-reg2prism'.P27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7" chart:label-cell-address="'energy-reg2prism'.P2:'energy-reg2prism'.P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7 'energy-reg2prism'.Q2:'energy-reg2prism'.Q27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7" chart:label-cell-address="'energy-reg2prism'.Q2:'energy-reg2prism'.Q2" chart:class="chart:scatter">
            <chart:domain table:cell-range-address="'energy-reg2prism'.F3:'energy-reg2prism'.F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1078.645">
                <text:p>21078.6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5cm" svg:width="9.686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663.48">
                <text:p>5663.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